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T, K</text:p>
          </table:table-cell>
          <table:table-cell office:value-type="string" calcext:value-type="string">
            <text:p>P, atm</text:p>
          </table:table-cell>
        </table:table-row>
        <table:table-row table:style-name="ro1">
          <table:table-cell office:value-type="float" office:value="-4.12935323383085" calcext:value-type="float">
            <text:p>-4,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.55721393034826" calcext:value-type="float">
            <text:p>-3,5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-3.00995024875622" calcext:value-type="float">
            <text:p>-3,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.43781094527363" calcext:value-type="float">
            <text:p>-2,4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-1.94029850746269" calcext:value-type="float">
            <text:p>-1,9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-1.44278606965174" calcext:value-type="float">
            <text:p>-1,4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0.771144278606965" calcext:value-type="float">
            <text:p>-0,7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-0.398009950248756" calcext:value-type="float">
            <text:p>-0,40</text:p>
          </table:table-cell>
          <table:table-cell office:value-type="float" office:value="0.4" calcext:value-type="float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6:10:10.710902525</meta:creation-date>
    <meta:generator>LibreOffice/7.3.7.2$Linux_X86_64 LibreOffice_project/30$Build-2</meta:generator>
    <dc:date>2023-02-21T16:21:19.607495664</dc:date>
    <meta:editing-duration>PT11M9S</meta:editing-duration>
    <meta:editing-cycles>1</meta:editing-cycles>
    <meta:document-statistic meta:table-count="1" meta:cell-count="18" meta:object-count="0"/>
  </office:meta>
</office:document-meta>
</file>